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05cm" fo:min-width="5.3cm"/>
    </style:style>
    <style:style style:name="gr2" style:family="graphic" style:parent-style-name="objectwithoutfill">
      <style:graphic-properties svg:stroke-width="0.028cm" svg:stroke-color="#1c1c1c" draw:marker-start-width="0.242cm" draw:marker-end="Arrow" draw:marker-end-width="0.192cm" draw:fill="none" draw:textarea-vertical-align="middle" fo:padding-top="0.089cm" fo:padding-bottom="0.089cm" fo:padding-left="0.214cm" fo:padding-right="0.214cm"/>
    </style:style>
    <style:style style:name="gr3" style:family="graphic" style:parent-style-name="objectwithoutfill">
      <style:graphic-properties svg:stroke-width="0.053cm" svg:stroke-color="#1c1c1c" draw:marker-start-width="0.279cm" draw:marker-end="Arrow" draw:marker-end-width="0.229cm" draw:fill="none" draw:textarea-vertical-align="middle" fo:padding-top="0.101cm" fo:padding-bottom="0.101cm" fo:padding-left="0.226cm" fo:padding-right="0.226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預設">
        <draw:path draw:style-name="gr1" draw:text-style-name="P1" draw:layer="layout" svg:width="5.799cm" svg:height="6.998cm" svg:x="3.697cm" svg:y="2.2cm" svg:viewBox="0 0 5800 6999" svg:d="M0 6999c0-1767 0-3533 0-5299 1932-680 3867-1247 5800-1700-1 1633 0 3266-1 4899-1933 700-3867 1399-5799 2100z">
          <text:p/>
        </draw:path>
        <draw:path draw:style-name="gr1" draw:text-style-name="P1" draw:layer="layout" svg:width="2.896cm" svg:height="3.999cm" svg:x="9.703cm" svg:y="3.8cm" svg:viewBox="0 0 2897 4000" svg:d="M0 4000c0-1010 0-2019 0-3028 965-389 1931-713 2897-972 0 933 0 1867 0 2800-966 400-1932 799-2897 1200z">
          <text:p/>
        </draw:path>
        <draw:path draw:style-name="gr1" draw:text-style-name="P1" draw:layer="layout" svg:width="2.896cm" svg:height="3.999cm" svg:x="3.703cm" svg:y="3cm" svg:viewBox="0 0 2897 4000" svg:d="M0 4000c0-1010 0-2019 0-3028 965-389 1931-713 2897-972 0 933 0 1867 0 2800-966 400-1932 799-2897 1200z">
          <text:p/>
        </draw:path>
        <draw:path draw:style-name="gr1" draw:text-style-name="P1" draw:layer="layout" svg:width="5.799cm" svg:height="6.998cm" svg:x="11.198cm" svg:y="6.401cm" svg:viewBox="0 0 5800 6999" svg:d="M0 6999c0-1767 0-3533 0-5299 1932-680 3867-1247 5800-1700-1 1633 0 3266-1 4899-1933 700-3867 1399-5799 2100z">
          <text:p/>
        </draw:path>
        <draw:path draw:style-name="gr1" draw:text-style-name="P1" draw:layer="layout" svg:width="2.896cm" svg:height="3.999cm" svg:x="17.204cm" svg:y="8.001cm" svg:viewBox="0 0 2897 4000" svg:d="M0 4000c0-1010 0-2019 0-3028 965-389 1931-713 2897-972 0 933 0 1867 0 2800-966 400-1932 799-2897 1200z">
          <text:p/>
        </draw:path>
        <draw:path draw:style-name="gr1" draw:text-style-name="P1" draw:layer="layout" svg:width="2.896cm" svg:height="3.999cm" svg:x="11.204cm" svg:y="7.201cm" svg:viewBox="0 0 2897 4000" svg:d="M0 4000c0-1010 0-2019 0-3028 965-389 1931-713 2897-972 0 933 0 1867 0 2800-966 400-1932 799-2897 1200z">
          <text:p/>
        </draw:path>
        <draw:line draw:style-name="gr2" draw:text-style-name="P2" draw:layer="layout" svg:x1="17.2cm" svg:y1="9cm" svg:x2="14.1cm" svg:y2="10cm">
          <text:p/>
        </draw:line>
        <draw:line draw:style-name="gr2" draw:text-style-name="P2" draw:layer="layout" svg:x1="20.1cm" svg:y1="10.8cm" svg:x2="11.2cm" svg:y2="8.1cm">
          <text:p/>
        </draw:line>
        <draw:line draw:style-name="gr2" draw:text-style-name="P2" draw:layer="layout" svg:x1="17.2cm" svg:y1="12cm" svg:x2="14.1cm" svg:y2="7.2cm">
          <text:p/>
        </draw:line>
        <draw:line draw:style-name="gr2" draw:text-style-name="P2" draw:layer="layout" svg:x1="20.1cm" svg:y1="8cm" svg:x2="11.2cm" svg:y2="11.2cm">
          <text:p/>
        </draw:line>
        <draw:line draw:style-name="gr2" draw:text-style-name="P2" draw:layer="layout" svg:x1="12.6cm" svg:y1="3.8cm" svg:x2="6.6cm" svg:y2="3cm">
          <text:p/>
        </draw:line>
        <draw:line draw:style-name="gr2" draw:text-style-name="P2" draw:layer="layout" svg:x1="12.607cm" svg:y1="6.578cm" svg:x2="6.607cm" svg:y2="5.778cm">
          <text:p/>
        </draw:line>
        <draw:line draw:style-name="gr2" draw:text-style-name="P2" draw:layer="layout" svg:x1="9.707cm" svg:y1="7.778cm" svg:x2="3.707cm" svg:y2="6.978cm">
          <text:p/>
        </draw:line>
        <draw:line draw:style-name="gr2" draw:text-style-name="P2" draw:layer="layout" svg:x1="9.707cm" svg:y1="4.778cm" svg:x2="3.707cm" svg:y2="3.978cm">
          <text:p/>
        </draw:line>
        <draw:line draw:style-name="gr3" draw:text-style-name="P2" draw:layer="layout" svg:x1="5.9cm" svg:y1="12.9cm" svg:x2="4cm" svg:y2="12.9cm">
          <text:p/>
        </draw:line>
        <draw:line draw:style-name="gr3" draw:text-style-name="P2" draw:layer="layout" svg:x1="5.914cm" svg:y1="13.8cm" svg:x2="4.014cm" svg:y2="13.8cm">
          <text:p/>
        </draw:line>
        <draw:line draw:style-name="gr3" draw:text-style-name="P2" draw:layer="layout" svg:x1="5.914cm" svg:y1="14.7cm" svg:x2="4.014cm" svg:y2="14.7cm">
          <text:p/>
        </draw:line>
        <draw:line draw:style-name="gr3" draw:text-style-name="P2" draw:layer="layout" svg:x1="5.914cm" svg:y1="15.6cm" svg:x2="4.014cm" svg:y2="15.6cm">
          <text:p/>
        </draw:line>
        <draw:custom-shape draw:style-name="gr4" draw:text-style-name="P1" draw:layer="layout" svg:width="1cm" svg:height="0.9cm" svg:x="3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3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3cm" svg:y="1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3cm" svg:y="1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5.9cm" svg:y="1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5.9cm" svg:y="1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5.9cm" svg:y="1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3cm" svg:y="1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3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3cm" svg:y="1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3cm" svg:y="17.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cm" svg:y1="15.8cm" svg:x2="9.1cm" svg:y2="18.5cm">
          <text:p/>
        </draw:line>
        <draw:line draw:style-name="gr3" draw:text-style-name="P2" draw:layer="layout" svg:x1="11cm" svg:y1="16.6cm" svg:x2="9.1cm" svg:y2="17.7cm">
          <text:p/>
        </draw:line>
        <draw:line draw:style-name="gr3" draw:text-style-name="P2" draw:layer="layout" svg:x1="11cm" svg:y1="17.6cm" svg:x2="9.1cm" svg:y2="16.7cm">
          <text:p/>
        </draw:line>
        <draw:line draw:style-name="gr3" draw:text-style-name="P2" draw:layer="layout" svg:x1="11cm" svg:y1="18.5cm" svg:x2="9.1cm" svg:y2="15.8cm">
          <text:p/>
        </draw:line>
        <draw:custom-shape draw:style-name="gr4" draw:text-style-name="P1" draw:layer="layout" svg:width="1cm" svg:height="0.9cm" svg:x="8.1cm" svg:y="1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8.1cm" svg:y="1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8.1cm" svg:y="1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8.1cm" svg:y="1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11cm" svg:y="1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11cm" svg:y="1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11cm" svg:y="1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11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8.1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8.1cm" svg:y="18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8.1cm" svg:y="1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9cm" svg:x="8.1cm" svg:y="20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1c1c1c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00:24:43.469008981</meta:creation-date>
    <dc:date>2018-07-16T00:46:37.528861133</dc:date>
    <meta:editing-duration>PT20S</meta:editing-duration>
    <meta:editing-cycles>1</meta:editing-cycles>
    <meta:document-statistic meta:object-count="46"/>
    <meta:generator>LibreOffice/6.0.5.2$Linux_X86_64 LibreOffice_project/00m0$Build-2</meta:generator>
  </office:meta>
</office:document-meta>
</file>